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1ed5" officeooo:paragraph-rsid="000f1ed5"/>
    </style:style>
    <style:style style:name="P2" style:family="paragraph" style:parent-style-name="Table_20_Contents">
      <style:text-properties officeooo:rsid="000f1ed5" officeooo:paragraph-rsid="000f1ed5"/>
    </style:style>
    <style:style style:name="P3" style:family="paragraph" style:parent-style-name="Standard">
      <style:text-properties style:text-underline-style="none" officeooo:rsid="000bfef6" officeooo:paragraph-rsid="001127b1"/>
    </style:style>
    <style:style style:name="P4" style:family="paragraph" style:parent-style-name="Standard">
      <style:text-properties style:text-underline-style="none" officeooo:rsid="000885c3" officeooo:paragraph-rsid="001127b1"/>
    </style:style>
    <style:style style:name="P5" style:family="paragraph" style:parent-style-name="Standard">
      <style:text-properties style:text-underline-style="none" officeooo:rsid="0009a6d8" officeooo:paragraph-rsid="001127b1"/>
    </style:style>
    <style:style style:name="P6" style:family="paragraph" style:parent-style-name="Standard">
      <style:text-properties style:text-underline-style="none" officeooo:rsid="000a4273" officeooo:paragraph-rsid="001127b1"/>
    </style:style>
    <style:style style:name="P7" style:family="paragraph" style:parent-style-name="Standard">
      <style:text-properties officeooo:rsid="00042ff5" officeooo:paragraph-rsid="001127b1"/>
    </style:style>
    <style:style style:name="P8" style:family="paragraph" style:parent-style-name="Standard">
      <style:text-properties style:text-underline-style="solid" style:text-underline-width="auto" style:text-underline-color="font-color" officeooo:rsid="00042ff5" officeooo:paragraph-rsid="001127b1"/>
    </style:style>
    <style:style style:name="P9" style:family="paragraph" style:parent-style-name="Standard">
      <style:text-properties style:text-underline-style="solid" style:text-underline-width="auto" style:text-underline-color="font-color" officeooo:rsid="0004a35b" officeooo:paragraph-rsid="001127b1"/>
    </style:style>
    <style:style style:name="P10" style:family="paragraph" style:parent-style-name="Standard">
      <style:text-properties style:text-underline-style="solid" style:text-underline-width="auto" style:text-underline-color="font-color" officeooo:rsid="0004fcab" officeooo:paragraph-rsid="001127b1"/>
    </style:style>
    <style:style style:name="P11" style:family="paragraph" style:parent-style-name="Standard">
      <style:text-properties style:text-underline-style="solid" style:text-underline-width="auto" style:text-underline-color="font-color" officeooo:rsid="0006b5c5" officeooo:paragraph-rsid="001127b1"/>
    </style:style>
    <style:style style:name="P12" style:family="paragraph" style:parent-style-name="Standard">
      <style:text-properties officeooo:paragraph-rsid="001127b1"/>
    </style:style>
    <style:style style:name="P13" style:family="paragraph">
      <style:paragraph-properties fo:text-align="center"/>
    </style:style>
    <style:style style:name="P14" style:family="paragraph">
      <style:text-properties fo:font-size="12pt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officeooo:rsid="00042ff5"/>
    </style:style>
    <style:style style:name="T2" style:family="text">
      <style:text-properties officeooo:rsid="0009a6d8"/>
    </style:style>
    <style:style style:name="T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2"/>
      <text:p text:style-name="P12"/>
      <text:p text:style-name="P12"/>
      <text:p text:style-name="P12"><text:tab/> <text:s text:c="7"/><text:span text:style-name="T1">| <text:s/>- comunicação</text:span><text:tab/></text:p>
      <text:p text:style-name="P7">Cooperação |</text:p>
      <text:p text:style-name="P7"><text:tab/> <text:s text:c="7"/>| <text:s/>- coordenação</text:p>
      <text:p text:style-name="P7"/>
      <text:p text:style-name="P7"/>
      <text:p text:style-name="P7"/>
      <text:p text:style-name="P8">Lock</text:p>
      <text:p text:style-name="P8"/>
      <text:p text:style-name="P9">Race Conditions</text:p>
      <text:p text:style-name="P9"/>
      <text:p text:style-name="P9">Critical Section</text:p>
      <text:p text:style-name="P9"/>
      <text:p text:style-name="P9">Mutual Exclusion</text:p>
      <text:p text:style-name="P9"/>
      <text:p text:style-name="P9"/>
      <text:p text:style-name="P10">Starvation = inanição;</text:p>
      <text:p text:style-name="P10"/>
      <text:p text:style-name="P10"/>
      <text:p text:style-name="P11">TSL demais plataformas</text:p>
      <text:p text:style-name="P11"/>
      <text:p text:style-name="P11">XCHE está no livro do professor</text:p>
      <text:p text:style-name="P11"/>
      <text:p text:style-name="P11">___sync_fetch</text:p>
      <text:p text:style-name="P11"/>
      <text:p text:style-name="P11"/>
      <text:p text:style-name="P4">Como Fazer </text:p>
      <text:p text:style-name="P4"><text:tab/></text:p>
      <text:p text:style-name="P4"><text:tab/><text:tab/><text:tab/><text:tab/><text:tab/><text:tab/>enter(S)</text:p>
      <text:p text:style-name="P4"><text:tab/>|<text:tab/><text:tab/>Int count;<text:tab/><text:tab/> <text:s text:c="3"/>.</text:p>
      <text:p text:style-name="P4">S<text:tab/>|<text:tab/><text:tab/>task_t *queue;<text:tab/><text:tab/> <text:s text:c="3"/>.<text:tab/></text:p>
      <text:p text:style-name="P4"><text:tab/><text:tab/><text:tab/><text:tab/><text:tab/><text:tab/>leave(S)</text:p>
      <text:p text:style-name="P4"/>
      <text:p text:style-name="P4"/>
      <text:p text:style-name="P4">Down(S) → enter (S);</text:p>
      <text:p text:style-name="P4"/>
      <text:p text:style-name="P4">Up(S) → leave (S);</text:p>
      <text:p text:style-name="P4"/>
      <text:p text:style-name="P4"/>
      <text:p text:style-name="P4"/>
      <text:p text:style-name="P4"/>
      <text:p text:style-name="P4"/>
      <text:p text:style-name="P4"><text:span text:style-name="T2">struct <text:s/>{</text:span><text:tab/></text:p>
      <text:p text:style-name="P4"><text:span text:style-name="T2"><text:s/><text:tab/>int count;</text:span><text:tab/></text:p>
      <text:p text:style-name="P5"><text:tab/>task_t<text:tab/>*queue;</text:p>
      <text:p text:style-name="P5"><text:tab/>int lock;</text:p>
      <text:p text:style-name="P5">}</text:p>
      <text:p text:style-name="P5"/>
      <text:p text:style-name="P5"/>
      <text:p text:style-name="P5"><text:soft-page-break/></text:p>
      <text:p text:style-name="P5"/>
      <text:p text:style-name="P5">down(S){</text:p>
      <text:p text:style-name="P5"><text:tab/>|while(TSL (S-&gt;lock);|</text:p>
      <text:p text:style-name="P5"><text:tab/>S-&gt;cont <text:s/>- - <text:s/>;</text:p>
      <text:p text:style-name="P5"><text:tab/>if(S-&gt;count &lt; 0){</text:p>
      <text:p text:style-name="P5"><text:tab/><text:tab/>add atual to s-&gt;queue;</text:p>
      <text:p text:style-name="P5"><text:tab/><text:tab/>|S-&gt;lock = 0;|</text:p>
      <text:p text:style-name="P5"><text:tab/><text:tab/>task_switch(dispacher);</text:p>
      <text:p text:style-name="P5"><text:tab/>}else{</text:p>
      <text:p text:style-name="P5"><text:tab/><text:tab/>S-&gt;lock = 0;</text:p>
      <text:p text:style-name="P5"><text:tab/>}</text:p>
      <text:p text:style-name="P5">}</text:p>
      <text:p text:style-name="P5"/>
      <text:p text:style-name="P5"/>
      <text:p text:style-name="P3">sys_clock ++ ; //varialvel global para systime que retorna</text:p>
      <text:p text:style-name="P6">if(atual-&gt;task_system == 0){</text:p>
      <text:p text:style-name="P6"><text:tab/>atual-&gt;count_ticks - -;</text:p>
      <text:p text:style-name="P6"/>
      <text:p text:style-name="P6"><text:tab/>if(atual-&gt;count_ticks &lt;= 0){</text:p>
      <text:p text:style-name="P6"><text:tab/><text:tab/>task_switch(&amp;dispatcher);</text:p>
      <text:p text:style-name="P6"><text:tab/>}</text:p>
      <text:p text:style-name="P6">}</text:p>
      <text:p text:style-name="P6"/>
      <text:p text:style-name="P6">projeto 6</text:p>
      <text:p text:style-name="P6"/>
      <text:p text:style-name="P6">pegar a data de inicio da tarefa e a data do final da tarefa ( F – I)</text:p>
      <text:p text:style-name="P6"/>
      <text:p text:style-name="P6"><text:s text:c="3"/></text:p>
      <text:p text:style-name="P6"/>
      <text:p text:style-name="P6"/>
      <text:p text:style-name="P3">2 M<text:tab/>4M<text:tab/>6M</text:p>
      <text:p text:style-name="P3">2 AT<text:tab/>4 T<text:tab/>6T</text:p>
      <text:p text:style-name="P3"/>
      <table:table table:name="Tabela1" table:style-name="Tabela1">
        <table:table-column table:style-name="Tabela1.A" table:number-columns-repeated="9"/>
        <table:table-column table:style-name="Tabela1.J"/>
        <table:table-row>
          <table:table-cell table:style-name="Tabela1.A1" office:value-type="string">
            <text:p text:style-name="P2">M1</text:p>
          </table:table-cell>
          <table:table-cell table:style-name="Tabela1.A1" office:value-type="string">
            <text:p text:style-name="P2">M2</text:p>
          </table:table-cell>
          <table:table-cell table:style-name="Tabela1.A1" office:value-type="string">
            <text:p text:style-name="P2">M3</text:p>
          </table:table-cell>
          <table:table-cell table:style-name="Tabela1.A1" office:value-type="string">
            <text:p text:style-name="Table_20_Contents">…</text:p>
          </table:table-cell>
          <table:table-cell table:style-name="Tabela1.A1" office:value-type="string">
            <text:p text:style-name="Table_20_Contents">…..</text:p>
          </table:table-cell>
          <table:table-cell table:style-name="Tabela1.A1" office:value-type="string">
            <text:p text:style-name="Table_20_Contents">….</text:p>
          </table:table-cell>
          <table:table-cell table:style-name="Tabela1.A1" office:value-type="string">
            <text:p text:style-name="Table_20_Contents">….</text:p>
          </table:table-cell>
          <table:table-cell table:style-name="Tabela1.A1" office:value-type="string">
            <text:p text:style-name="Table_20_Contents">….</text:p>
          </table:table-cell>
          <table:table-cell table:style-name="Tabela1.A1" office:value-type="string">
            <text:p text:style-name="Table_20_Contents">…</text:p>
          </table:table-cell>
          <table:table-cell table:style-name="Tabela1.J1" office:value-type="string">
            <text:p text:style-name="P2">Mn</text:p>
          </table:table-cell>
        </table:table-row>
      </table:table>
      <text:p text:style-name="Standard"/>
      <text:p text:style-name="P1">FIFO</text:p>
      <text:p text:style-name="P1"/>
      <text:p text:style-name="P1">mqueueT deve </text:p>
      <text:p text:style-name="P1">ter tres semaforos ,</text:p>
      <text:p text:style-name="P1">indicador de maximo, </text:p>
      <text:p text:style-name="P1">a fila das menssagens, <text:s/></text:p>
      <text:p text:style-name="P1">int o tamanho de cada mensagem ,</text:p>
      <text:p text:style-name="P1"/>
      <text:p text:style-name="P1"/>
      <text:p text:style-name="P1"/>
      <text:p text:style-name="P1"/>
      <text:p text:style-name="P1"><draw:ellipse text:anchor-type="paragraph" draw:z-index="0" draw:style-name="gr1" draw:text-style-name="P13" svg:width="0.98cm" svg:height="0.9cm" svg:x="0.363cm" svg:y="0.741cm"><text:p text:style-name="P13">P1</text:p></draw:ellipse><draw:circle text:anchor-type="paragraph" draw:z-index="1" draw:style-name="gr1" draw:text-style-name="P13" svg:width="1.112cm" svg:height="1.112cm" svg:x="0.31cm" svg:y="2.646cm"><text:p text:style-name="P13">P2</text:p></draw:circle><draw:ellipse text:anchor-type="paragraph" draw:z-index="2" draw:style-name="gr1" draw:text-style-name="P13" svg:width="1.244cm" svg:height="1.297cm" svg:x="0.178cm" svg:y="4.471cm"><text:p text:style-name="P13">P3</text:p></draw:ellipse><draw:custom-shape text:anchor-type="paragraph" draw:z-index="3" draw:style-name="gr2" svg:width="1.588cm" svg:height="0.477cm" svg:x="1.898cm" svg:y="4.9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" draw:style-name="gr2" draw:text-style-name="P14" svg:width="1.618cm" svg:height="0.426cm" svg:x="1.951cm" svg:y="2.96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2" svg:width="1.879cm" svg:height="0.768cm" svg:x="1.845cm" svg:y="0.79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6" draw:style-name="gr1" draw:text-style-name="P13" svg:width="3.255cm" svg:height="0.9cm" svg:x="4.914cm" svg:y="2.725cm"><text:p text:style-name="P13">FILA Values</text:p><text:p text:style-name="P13">Int, 5</text:p></draw:rect><draw:ellipse text:anchor-type="paragraph" draw:z-index="7" draw:style-name="gr1" draw:text-style-name="P13" svg:width="1.43cm" svg:height="1.112cm" svg:x="9.306cm" svg:y="2.619cm"><text:p text:style-name="P13">S</text:p></draw:ellipse><draw:rect text:anchor-type="paragraph" draw:z-index="8" draw:style-name="gr1" draw:text-style-name="P15" svg:width="3.654cm" svg:height="0.902cm" svg:x="11.979cm" svg:y="2.646cm"><text:p text:style-name="P13"><text:span text:style-name="T3">Fila Raízes</text:span></text:p><text:p text:style-name="P13"><text:span text:style-name="T3">Double, 5</text:span></text:p></draw:rect><draw:ellipse text:anchor-type="paragraph" draw:z-index="9" draw:style-name="gr1" draw:text-style-name="P13" svg:width="1.165cm" svg:height="1.059cm" svg:x="16.953cm" svg:y="0.873cm"><text:p text:style-name="P13">C3</text:p></draw:ellipse><draw:ellipse text:anchor-type="paragraph" draw:z-index="10" draw:style-name="gr1" draw:text-style-name="P13" svg:width="1.562cm" svg:height="1.297cm" svg:x="16.953cm" svg:y="5.133cm"><text:p text:style-name="P13">C2</text:p></draw:ellipse><draw:custom-shape text:anchor-type="paragraph" draw:z-index="11" draw:style-name="gr2" svg:width="1.377cm" svg:height="0.636cm" svg:x="14.624cm" svg:y="4.39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style-name="gr2" svg:width="0.795cm" svg:height="0.424cm" svg:x="14.836cm" svg:y="1.58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2" svg:width="0.583cm" svg:height="0.398cm" svg:x="8.407cm" svg:y="3.0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2" draw:text-style-name="P14" svg:width="0.613cm" svg:height="0.399cm" svg:x="11.026cm" svg:y="2.859cm"><text:p/><draw:enhanced-geometry svg:viewBox="0 0 21600 21600" draw:text-areas="?f5 ?f1 ?f6 ?f3" draw:type="left-right-arrow" draw:modifiers="7553.75722543353 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Guerra</meta:initial-creator>
    <meta:creation-date>2015-06-19T11:02:06.022738311</meta:creation-date>
    <dc:date>2015-06-25T01:38:42.964470223</dc:date>
    <dc:creator>Rodrigo Guerra</dc:creator>
    <meta:editing-duration>PT5M55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64" meta:word-count="162" meta:character-count="935" meta:non-whitespace-character-count="749"/>
  </office:meta>
</office:document-meta>
</file>